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3.441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3.441cm"/>
        </style:tab-stops>
      </style:paragraph-properties>
      <style:text-properties officeooo:rsid="00069ec3" officeooo:paragraph-rsid="00069ec3"/>
    </style:style>
    <style:style style:name="P3" style:family="paragraph" style:parent-style-name="Standard">
      <style:paragraph-properties>
        <style:tab-stops>
          <style:tab-stop style:position="13.441cm"/>
        </style:tab-stops>
      </style:paragraph-properties>
      <style:text-properties officeooo:rsid="00083b72" officeooo:paragraph-rsid="00083b72"/>
    </style:style>
    <style:style style:name="P4" style:family="paragraph" style:parent-style-name="Standard">
      <style:text-properties officeooo:paragraph-rsid="00095032"/>
    </style:style>
    <style:style style:name="P5" style:family="paragraph" style:parent-style-name="Standard">
      <style:text-properties officeooo:rsid="000d15a8" officeooo:paragraph-rsid="000d15a8"/>
    </style:style>
    <style:style style:name="P6" style:family="paragraph" style:parent-style-name="Standard">
      <style:text-properties officeooo:rsid="000f8e78" officeooo:paragraph-rsid="000f8e78"/>
    </style:style>
    <style:style style:name="P7" style:family="paragraph" style:parent-style-name="Standard">
      <style:text-properties officeooo:rsid="000f8e78" officeooo:paragraph-rsid="000ffdb7"/>
    </style:style>
    <style:style style:name="P8" style:family="paragraph" style:parent-style-name="Standard">
      <style:text-properties officeooo:rsid="000ffdb7" officeooo:paragraph-rsid="000ffdb7"/>
    </style:style>
    <style:style style:name="P9" style:family="paragraph" style:parent-style-name="Standard">
      <style:text-properties officeooo:rsid="0010f9a5" officeooo:paragraph-rsid="0010f9a5"/>
    </style:style>
    <style:style style:name="P10" style:family="paragraph" style:parent-style-name="Standard">
      <style:text-properties officeooo:rsid="001444b3" officeooo:paragraph-rsid="001444b3"/>
    </style:style>
    <style:style style:name="P11" style:family="paragraph" style:parent-style-name="Standard">
      <style:text-properties officeooo:rsid="00168d42" officeooo:paragraph-rsid="00168d42"/>
    </style:style>
    <style:style style:name="P12" style:family="paragraph" style:parent-style-name="Standard">
      <style:text-properties officeooo:rsid="0018320f" officeooo:paragraph-rsid="0018320f"/>
    </style:style>
    <style:style style:name="P13" style:family="paragraph" style:parent-style-name="Standard">
      <style:text-properties officeooo:rsid="00184acc" officeooo:paragraph-rsid="00184acc"/>
    </style:style>
    <style:style style:name="P14" style:family="paragraph" style:parent-style-name="Standard">
      <style:text-properties officeooo:rsid="0018b88a" officeooo:paragraph-rsid="0018b88a"/>
    </style:style>
    <style:style style:name="P15" style:family="paragraph" style:parent-style-name="Standard">
      <style:text-properties officeooo:rsid="0019a376" officeooo:paragraph-rsid="0019a376"/>
    </style:style>
    <style:style style:name="P16" style:family="paragraph" style:parent-style-name="Standard">
      <style:text-properties fo:color="#d4d4d4" style:font-name="Droid Sans Mono" fo:font-size="10.5pt" fo:font-weight="normal" officeooo:rsid="0019a376" officeooo:paragraph-rsid="0019a376" fo:background-color="#1e1e1e"/>
    </style:style>
    <style:style style:name="P17" style:family="paragraph" style:parent-style-name="Standard">
      <style:text-properties fo:color="#d4d4d4" style:font-name="Droid Sans Mono" fo:font-size="10.5pt" fo:font-weight="normal" officeooo:rsid="001bd864" officeooo:paragraph-rsid="001bd864" fo:background-color="#1e1e1e"/>
    </style:style>
    <style:style style:name="P18" style:family="paragraph" style:parent-style-name="Standard">
      <style:text-properties officeooo:rsid="001b83f9" officeooo:paragraph-rsid="001b83f9"/>
    </style:style>
    <style:style style:name="P19" style:family="paragraph" style:parent-style-name="Standard">
      <style:text-properties officeooo:rsid="001bd864" officeooo:paragraph-rsid="001bd864"/>
    </style:style>
    <style:style style:name="P20" style:family="paragraph" style:parent-style-name="Standard">
      <style:paragraph-properties fo:margin-top="0.423cm" fo:margin-bottom="0.282cm" loext:contextual-spacing="false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23" style:family="paragraph" style:parent-style-name="Standard">
      <style:paragraph-properties fo:margin-top="0cm" fo:margin-bottom="0cm" loext:contextual-spacing="false" style:line-height-at-least="0.503cm"/>
    </style:style>
    <style:style style:name="T1" style:family="text">
      <style:text-properties fo:language="en" fo:country="GB"/>
    </style:style>
    <style:style style:name="T2" style:family="text">
      <style:text-properties officeooo:rsid="00083b72"/>
    </style:style>
    <style:style style:name="T3" style:family="text">
      <style:text-properties officeooo:rsid="00095032"/>
    </style:style>
    <style:style style:name="T4" style:family="text">
      <style:text-properties officeooo:rsid="0009e510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0e1ef2"/>
    </style:style>
    <style:style style:name="T8" style:family="text">
      <style:text-properties officeooo:rsid="000ffdb7"/>
    </style:style>
    <style:style style:name="T9" style:family="text">
      <style:text-properties officeooo:rsid="0018320f"/>
    </style:style>
    <style:style style:name="T10" style:family="text">
      <style:text-properties fo:color="#569cd6"/>
    </style:style>
    <style:style style:name="T11" style:family="text">
      <style:text-properties fo:color="#808080"/>
    </style:style>
    <style:style style:name="T12" style:family="text">
      <style:text-properties fo:color="#9cdcfe"/>
    </style:style>
    <style:style style:name="T13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ULA 01/2</text:p>
      <text:p text:style-name="Standard">GIT (para Windowns)</text:p>
      <text:p text:style-name="Standard">* Bash é a maneira que navegamos no disco rígido via comando de texto (aquela caixa preta que digitamos)</text:p>
      <text:p text:style-name="Standard">*</text:p>
      <text:p text:style-name="Standard">PBPEIXOTO@DESKTOP ~ E6K5MII ~ download</text:p>
      <text:p text:style-name="Standard">(nome do usuário)@(pasta) ~(nº do computador) ~ (nome da pasta)</text:p>
      <text:p text:style-name="Standard">-----------------------------------------------------------------</text:p>
      <text:p text:style-name="Standard">$ ls </text:p>
      <text:p text:style-name="Standard">(list)</text:p>
      <text:p text:style-name="Standard">(lista todos as pastas)</text:p>
      <text:p text:style-name="Standard">-----------------------------------------------------------------</text:p>
      <text:p text:style-name="Standard">$ mkdir nomedanovapasta</text:p>
      <text:p text:style-name="P20">(make directory)</text:p>
      <text:p text:style-name="Standard">(criar uma nova pasta, não precisa apertar ENTER)</text:p>
      <text:p text:style-name="Standard">------------------------------------------------------------------</text:p>
      <text:p text:style-name="Standard">$ rm -rf nome da pasta</text:p>
      <text:p text:style-name="Standard">(nunca digitar ENTER)</text:p>
      <text:p text:style-name="Standard">(para deletar pasta)</text:p>
      <text:p text:style-name="Standard">-----------------------------------------------------------------</text:p>
      <text:p text:style-name="Standard">$ cd D (aperta TAB)</text:p>
      <text:p text:style-name="P20">(entrar em um diretório)</text:p>
      <text:p text:style-name="Standard">(vai procurar pasta que comece com D)</text:p>
      <text:p text:style-name="Standard">-----------------------------------------------------------------</text:p>
      <text:p text:style-name="Standard">$ mov pastaouarquivoparamover pastaouarquivodedestino/pastaouarquivoparamover</text:p>
      <text:p text:style-name="Standard">-----------------------------------------------------------------</text:p>
      <text:p text:style-name="Standard">$ cd ..</text:p>
      <text:p text:style-name="Standard">(voltar para pasta raiz)</text:p>
      <text:p text:style-name="Standard">---------------------------------------------------------------</text:p>
      <text:p text:style-name="Standard">$ cd ../../</text:p>
      <text:p text:style-name="Standard">(voltar várias pastas)</text:p>
      <text:p text:style-name="Standard"><text:soft-page-break/>AULA 01/3</text:p>
      <text:p text:style-name="Standard">GIT </text:p>
      <text:p text:style-name="Standard">O que permite que múltiplos desenvolvedores trabalhem em um único projeto, sem ter perda.</text:p>
      <text:p text:style-name="Standard">Tem alguns serviços construídos em torno do GIT, são eles: o GITHUB, GITLAB, BITBUCKET (mais empresa).</text:p>
      <text:p text:style-name="Standard">GITHUB</text:p>
      <text:p text:style-name="Standard">É tipo um Google Drive, um repositório do seu projeto, pra analisar e gerenciar as ramificações do projeto.</text:p>
      <text:p text:style-name="P1">Todo arquivo que termina com . no final do nome é oculta. </text:p>
      <text:p text:style-name="P2">$ git init <text:span text:style-name="T2">(inicializa o git)</text:span></text:p>
      <text:p text:style-name="P1">$ ls -als</text:p>
      <text:p text:style-name="P1">(permite ver todos os arquivos ocultos)</text:p>
      <text:p text:style-name="P3">(todos que vem com ponto no final é oculto)</text:p>
      <text:p text:style-name="Standard">$ man ls <text:span text:style-name="T2">ou --help</text:span></text:p>
      <text:p text:style-name="Standard">(vai aparecer um menu ajuda explicando)</text:p>
      <text:p text:style-name="Standard">Aperta tecla Q</text:p>
      <text:p text:style-name="Standard">(sair do man ls)</text:p>
      <text:p text:style-name="Standard">$ cd .git</text:p>
      <text:p text:style-name="Standard">(abre a pasta invisível, aparece todos os arquivos, estes não são invisíveis)</text:p>
      <text:p text:style-name="Standard">$ git status</text:p>
      <text:p text:style-name="Standard">(aparece o status, as informações do arquivo)</text:p>
      <text:p text:style-name="Standard"><text:span text:style-name="T1">(ex: use “git add &lt;file&gt;… “ to include in what will be committed)</text:span></text:p>
      <text:p text:style-name="Standard">(comitar é quando está certo que aquela parte do projeto está pronta pra subir para o repositório, eu vou salvar para não perder)</text:p>
      <text:p text:style-name="Standard"><text:span text:style-name="T1">$ git commit -m “ Initial Commit”</text:span></text:p>
      <text:p text:style-name="Standard"><text:span text:style-name="T1"><text:s/></text:span>(o que está entre aspas é a mensagem do meu commit)</text:p>
      <text:p text:style-name="Standard">Para fazer o commit inicial, precisa primeiro colocar em um stage (palco)</text:p>
      <text:p text:style-name="Standard">$ git add . </text:p>
      <text:p text:style-name="Standard">(o . quer dizer que é pra adicionar tudo que está nesse diretório)</text:p>
      <text:p text:style-name="Standard">$ git rm –cached nomedoarquivo...</text:p>
      <text:p text:style-name="Standard">(quando não quer fazer commit de algum arquivo que está na pasta)</text:p>
      <text:p text:style-name="Standard">$ git log</text:p>
      <text:p text:style-name="Standard">(ver histórico dos commits)</text:p>
      <text:p text:style-name="Standard"><text:soft-page-break/><text:span text:style-name="T1">$git config --global user.email </text:span><text:a xlink:type="simple" xlink:href="mailto:jsfoliveira89@gmail.com" text:style-name="ListLabel_20_5" text:visited-style-name="ListLabel_20_5"><text:span text:style-name="Internet_20_link"><text:span text:style-name="T1">jsfoliveira89@gmail.com</text:span></text:span></text:a></text:p>
      <text:p text:style-name="Standard">$git config –global user.name “Juliana França”</text:p>
      <text:p text:style-name="Standard">12:30</text:p>
      <text:p text:style-name="Standard">AULA 01/4</text:p>
      <text:p text:style-name="Standard">Baixa nodejs.org</text:p>
      <text:p text:style-name="Standard">A versão LTS</text:p>
      <text:p text:style-name="Standard">Nodes</text:p>
      <text:p text:style-name="Standard">*Possibilita que a gente passe nosso projeto para outra pessoa e ela modifique o projeto e utilize as mesmas ferramentas que utilizei.</text:p>
      <text:p text:style-name="Standard">$ npm init</text:p>
      <text:p text:style-name="P4">(vai criar um arquivo package.json que vai conter todas as configurações do nosso projeto. Aparecem diversas perguntas: </text:p>
      <text:p text:style-name="P4"><text:span text:style-name="T3">(package name) </text:span>nome <text:span text:style-name="T3">do projeto</text:span>, versão <text:span text:style-name="T3">(vai alterando conforme vai progredindo no projeto, começa com 0.0.1),</text:span> descrição <text:span text:style-name="T4">(</text:span>Homepage for Studion Events provider and services<text:span text:style-name="T4">)</text:span>, entry point <text:span text:style-name="T4">(src/index.html)</text:span>, comando de teste), <text:span text:style-name="T4">teste command, git repository (o endereço do repositório que foi feito no git init, </text:span><text:a xlink:type="simple" xlink:href="https://github.com/jsfoliveira" text:style-name="Internet_20_link" text:visited-style-name="Visited_20_Internet_20_Link"><text:span text:style-name="T4">https://github.com/jsfoliveira</text:span></text:a><text:span text:style-name="T4">), keywords (são as palavras chaves: HTML, CSS, JAVASCRIPT)</text:span></text:p>
      <text:p text:style-name="Standard">git hub</text:p>
      <text:p text:style-name="Standard">user: jsfoliveira</text:p>
      <text:p text:style-name="Standard">pass: jFranca0605</text:p>
      <text:p text:style-name="P5">$ npm install <text:span text:style-name="T5">-</text:span><text:span text:style-name="T6">D live-server</text:span></text:p>
      <text:p text:style-name="P5"><text:span text:style-name="T6">(</text:span><text:span text:style-name="T7">é a instalação de um servidor que será usado no projeto)</text:span></text:p>
      <text:p text:style-name="P5"><text:span text:style-name="T7"/></text:p>
      <text:p text:style-name="P6">AULA 01/5</text:p>
      <text:p text:style-name="P6">VS CODE </text:p>
      <text:p text:style-name="P6">É um programa.</text:p>
      <text:p text:style-name="P7">Vai no File, depois Open, abra o <text:span text:style-name="T8">documento Imagine School. Lá vão ter todos os projetos. Eu posso criar um novo arquivo lá mesmo ou no bach, digitando $ touch .gitignore (é um arquivo oculto)</text:span></text:p>
      <text:p text:style-name="P8">$ ls -als </text:p>
      <text:p text:style-name="P8">(dá pra ver o arquivo oculto na lista)</text:p>
      <text:p text:style-name="P8">(serve para fazer um arquivo que vai conter todos os comandos que não quero que apareça no git status)</text:p>
      <text:p text:style-name="P7"><text:span text:style-name="T8">Abra </text:span>arquivo package.json</text:p>
      <text:p text:style-name="P9">NÃO CONSEGUI FAZER P NODE_MODULES/ PARTE 06:04</text:p>
      <text:p text:style-name="P9"><text:soft-page-break/></text:p>
      <text:p text:style-name="P6"/>
      <text:p text:style-name="P10">11:48</text:p>
      <text:p text:style-name="P10">Aula 01/6</text:p>
      <text:p text:style-name="P11">HTML</text:p>
      <text:p text:style-name="P11">Todo arquivo de HTML começa com </text:p>
      <text:p text:style-name="P11">1. &lt;!DOCTYPE html&gt;</text:p>
      <text:p text:style-name="P11">2. &lt;html <text:span text:style-name="T9">lang=”pt-BR”&gt;</text:span></text:p>
      <text:p text:style-name="P11">3. &lt;head&gt; (cabeçalho)</text:p>
      <text:p text:style-name="P11">4.<text:span text:style-name="T9">&lt;title&gt; TÍTULO&lt;/title&gt;</text:span></text:p>
      <text:p text:style-name="P11">5. &lt;/head&gt;</text:p>
      <text:p text:style-name="P11">6.</text:p>
      <text:p text:style-name="P11">7. &lt;body&gt; (corpo)</text:p>
      <text:p text:style-name="P11">8.<text:span text:style-name="T9">&lt;h1&gt;Hellho World&lt;/h1&gt;</text:span></text:p>
      <text:p text:style-name="P12">(vai até h6, vai aumentando o tamanho da letra)</text:p>
      <text:p text:style-name="P12">&lt;p&gt;texto, se apertar lorem ipsum +tab aparece um texto qualquer&lt;/p&gt;</text:p>
      <text:p text:style-name="P11">9. &lt;/body)</text:p>
      <text:p text:style-name="P11">10. &lt;/html&gt;</text:p>
      <text:p text:style-name="P13">CTRL + X = apaga</text:p>
      <text:p text:style-name="P13">! + TAB = aparece um rascunho padrão</text:p>
      <text:p text:style-name="P13"/>
      <text:p text:style-name="P14">Comitar</text:p>
      <text:p text:style-name="P14">git status</text:p>
      <text:p text:style-name="P14">git add .</text:p>
      <text:p text:style-name="P14">Git status</text:p>
      <text:p text:style-name="P14">git commit – m(escreve uma mensagem)</text:p>
      <text:p text:style-name="P14">git push (vai para o git hub)</text:p>
      <text:p text:style-name="P15">AULA 02/1</text:p>
      <text:p text:style-name="P15">não aparece master</text:p>
      <text:p text:style-name="P15">Aula 02/2</text:p>
      <text:p text:style-name="P16"><text:span text:style-name="T10">body</text:span><text:span text:style-name="T11">&gt;</text:span></text:p>
      <text:p text:style-name="P22"><text:span text:style-name="T11">&lt;</text:span><text:span text:style-name="T10">nav</text:span><text:span text:style-name="T11">&gt;</text:span></text:p>
      <text:p text:style-name="P22"><text:soft-page-break/><text:span text:style-name="T11">&lt;</text:span><text:span text:style-name="T10">h1</text:span><text:span text:style-name="T11">&gt;</text:span>Studi<text:span text:style-name="T11">&lt;</text:span><text:span text:style-name="T10">span</text:span><text:span text:style-name="T11">&gt;</text:span>on<text:span text:style-name="T11">&lt;/</text:span><text:span text:style-name="T10">span</text:span><text:span text:style-name="T11">&gt;&lt;</text:span><text:span text:style-name="T10">span</text:span><text:span text:style-name="T11">&gt;</text:span>Eventos<text:span text:style-name="T11">&lt;/</text:span><text:span text:style-name="T10">span</text:span><text:span text:style-name="T11">&gt;&lt;/</text:span><text:span text:style-name="T10">h1</text:span><text:span text:style-name="T11">&gt;</text:span></text:p>
      <text:p text:style-name="P22"><text:span text:style-name="T11">&lt;</text:span><text:span text:style-name="T10">ul</text:span><text:span text:style-name="T11">&gt;</text:span></text:p>
      <text:p text:style-name="P22"><text:span text:style-name="T11">&lt;</text:span><text:span text:style-name="T10">li</text:span><text:span text:style-name="T11">&gt;</text:span>Empresas<text:span text:style-name="T11">&lt;/</text:span><text:span text:style-name="T10">li</text:span><text:span text:style-name="T11">&gt;</text:span></text:p>
      <text:p text:style-name="P22"><text:span text:style-name="T11">&lt;</text:span><text:span text:style-name="T10">li</text:span><text:span text:style-name="T11">&gt;</text:span>Eventos<text:span text:style-name="T11">&lt;/</text:span><text:span text:style-name="T10">li</text:span><text:span text:style-name="T11">&gt;</text:span></text:p>
      <text:p text:style-name="P22"><text:span text:style-name="T11">&lt;</text:span><text:span text:style-name="T10">li</text:span><text:span text:style-name="T11">&gt;</text:span>Galeria<text:span text:style-name="T11">&lt;/</text:span><text:span text:style-name="T10">li</text:span><text:span text:style-name="T11">&gt;</text:span></text:p>
      <text:p text:style-name="P22"><text:span text:style-name="T11">&lt;</text:span><text:span text:style-name="T10">li</text:span><text:span text:style-name="T11">&gt;</text:span>Depoimentos<text:span text:style-name="T11">&lt;/</text:span><text:span text:style-name="T10">li</text:span><text:span text:style-name="T11">&gt;</text:span></text:p>
      <text:p text:style-name="P22"><text:span text:style-name="T11">&lt;/</text:span><text:span text:style-name="T10">ul</text:span><text:span text:style-name="T11">&gt;</text:span></text:p>
      <text:p text:style-name="P15"/>
      <text:p text:style-name="P15">nav: barra de navegação</text:p>
      <text:p text:style-name="P15">seleciona a linha + ALT + seta pra cima: move a linha</text:p>
      <text:p text:style-name="P15">spam: permite que estilize com cor diferente</text:p>
      <text:p text:style-name="P18">ol + li: lista com numeração</text:p>
      <text:p text:style-name="P18">ul + li: lista com ponto</text:p>
      <text:p text:style-name="P19">AULA 02/3</text:p>
      <text:p text:style-name="P17"><text:span text:style-name="T10">ul</text:span><text:span text:style-name="T11">&gt;</text:span></text:p>
      <text:p text:style-name="P22"><text:span text:style-name="T11">&lt;</text:span><text:span text:style-name="T10">li</text:span><text:span text:style-name="T11">&gt;</text:span></text:p>
      <text:p text:style-name="P22"><text:span text:style-name="T11">&lt;</text:span><text:span text:style-name="T10">a</text:span> <text:span text:style-name="T12">href</text:span>=<text:span text:style-name="T13">"#empresa"</text:span><text:span text:style-name="T11">&gt;</text:span></text:p>
      <text:p text:style-name="P23"/>
      <text:p text:style-name="P22">Empresa</text:p>
      <text:p text:style-name="P22"><text:span text:style-name="T11">&lt;/</text:span><text:span text:style-name="T10">a</text:span><text:span text:style-name="T11">&gt;</text:span></text:p>
      <text:p text:style-name="P22"><text:span text:style-name="T11">&lt;</text:span><text:span text:style-name="T10">li</text:span><text:span text:style-name="T11">&gt;</text:span></text:p>
      <text:p text:style-name="P19"/>
      <text:p text:style-name="P19">Vai permitir criar link na palavra “empresa”</text:p>
      <text:p text:style-name="P19">seleciona todo texto + aperta no botão esquerdo + format document = deixa o texto arrum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Peixoto</meta:initial-creator>
    <meta:editing-cycles>16</meta:editing-cycles>
    <meta:creation-date>2021-02-27T13:52:00</meta:creation-date>
    <dc:date>2021-03-01T15:45:15.056521572</dc:date>
    <meta:editing-duration>PT8H49M24S</meta:editing-duration>
    <meta:generator>LibreOffice/6.0.7.3$Linux_X86_64 LibreOffice_project/00m0$Build-3</meta:generator>
    <meta:document-statistic meta:table-count="0" meta:image-count="0" meta:object-count="0" meta:page-count="5" meta:paragraph-count="135" meta:word-count="739" meta:character-count="4763" meta:non-whitespace-character-count="41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